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16cm"/>
    </style:style>
    <style:style style:name="co2" style:family="table-column">
      <style:table-column-properties fo:break-before="auto" style:column-width="16.372cm"/>
    </style:style>
    <style:style style:name="co3" style:family="table-column">
      <style:table-column-properties fo:break-before="auto" style:column-width="3.022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ody_bank_C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ód platebního styku</text:p>
          </table:table-cell>
          <table:table-cell office:value-type="string" calcext:value-type="string">
            <text:p>Poskytovatel platebních služeb</text:p>
          </table:table-cell>
          <table:table-cell office:value-type="string" calcext:value-type="string">
            <text:p>BIC kód (SWIFT)</text:p>
          </table:table-cell>
          <table:table-cell office:value-type="string" calcext:value-type="string">
            <text:p>Systém CERTI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Komerční banka, a.s.</text:p>
          </table:table-cell>
          <table:table-cell office:value-type="string" calcext:value-type="string">
            <text:p>KOMB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Československá obchodní banka, a. s.</text:p>
          </table:table-cell>
          <table:table-cell office:value-type="string" calcext:value-type="string">
            <text:p>CEKO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MONETA Money Bank, a.s.</text:p>
          </table:table-cell>
          <table:table-cell office:value-type="string" calcext:value-type="string">
            <text:p>AGBA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ČESKÁ NÁRODNÍ BANKA</text:p>
          </table:table-cell>
          <table:table-cell office:value-type="string" calcext:value-type="string">
            <text:p>CNBA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Česká spořitelna, a.s.</text:p>
          </table:table-cell>
          <table:table-cell office:value-type="string" calcext:value-type="string">
            <text:p>GIBACZPX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Fio banka, a.s.</text:p>
          </table:table-cell>
          <table:table-cell office:value-type="string" calcext:value-type="string">
            <text:p>FIOB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MUFG Bank (Europe) N.V. Prague Branch</text:p>
          </table:table-cell>
          <table:table-cell office:value-type="string" calcext:value-type="string">
            <text:p>BOTK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Československé úvěrní družstvo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Citfin, spořitelní družstvo</text:p>
          </table:table-cell>
          <table:table-cell office:value-type="string" calcext:value-type="string">
            <text:p>CITF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TRINITY BANK a.s.</text:p>
          </table:table-cell>
          <table:table-cell office:value-type="string" calcext:value-type="string">
            <text:p>MPUB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Hypoteční banka, a.s.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Peněžní dům, spořitelní družstvo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Artesa, spořitelní družstvo</text:p>
          </table:table-cell>
          <table:table-cell office:value-type="string" calcext:value-type="string">
            <text:p>ARTT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Poštová banka, a.s., pobočka Česká republika</text:p>
          </table:table-cell>
          <table:table-cell office:value-type="string" calcext:value-type="string">
            <text:p>POBN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Banka CREDITAS a.s.</text:p>
          </table:table-cell>
          <table:table-cell office:value-type="string" calcext:value-type="string">
            <text:p>CTASCZ2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NEY spořitelní družstvo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Podnikatelská družstevní záložna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Citibank Europe plc, organizační složka</text:p>
          </table:table-cell>
          <table:table-cell office:value-type="string" calcext:value-type="string">
            <text:p>CITICZPX</text:p>
          </table:table-cell>
          <table:table-cell office:value-type="string" calcext:value-type="string">
            <text:p>A 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UniCredit Bank Czech Republic and Slovakia, a.s.</text:p>
          </table:table-cell>
          <table:table-cell office:value-type="string" calcext:value-type="string">
            <text:p>BACX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string" calcext:value-type="string">
            <text:p>Air Bank a.s.</text:p>
          </table:table-cell>
          <table:table-cell office:value-type="string" calcext:value-type="string">
            <text:p>AIRA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string" calcext:value-type="string">
            <text:p>BNP Paribas Personal Finance SA, odštěpný závod</text:p>
          </table:table-cell>
          <table:table-cell office:value-type="string" calcext:value-type="string">
            <text:p>BPPFCZP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PKO BP S.A., Czech Branch</text:p>
          </table:table-cell>
          <table:table-cell office:value-type="string" calcext:value-type="string">
            <text:p>BPKO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string" calcext:value-type="string">
            <text:p>ING Bank N.V.</text:p>
          </table:table-cell>
          <table:table-cell office:value-type="string" calcext:value-type="string">
            <text:p>INGB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Expobank CZ a.s.</text:p>
          </table:table-cell>
          <table:table-cell office:value-type="string" calcext:value-type="string">
            <text:p>EXPN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string" calcext:value-type="string">
            <text:p>Českomoravská záruční a rozvojová banka, a.s.</text:p>
          </table:table-cell>
          <table:table-cell office:value-type="string" calcext:value-type="string">
            <text:p>CMZRCZP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string" calcext:value-type="string">
            <text:p>Raiffeisenbank a.s.</text:p>
          </table:table-cell>
          <table:table-cell office:value-type="string" calcext:value-type="string">
            <text:p>RZBC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string" calcext:value-type="string">
            <text:p>J &amp; T BANKA, a.s.</text:p>
          </table:table-cell>
          <table:table-cell office:value-type="string" calcext:value-type="string">
            <text:p>JTBPCZPP</text:p>
          </table:table-cell>
          <table:table-cell office:value-type="string" calcext:value-type="string">
            <text:p>A 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PPF banka a.s.</text:p>
          </table:table-cell>
          <table:table-cell office:value-type="string" calcext:value-type="string">
            <text:p>PMBP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string" calcext:value-type="string">
            <text:p>Equa bank a.s.</text:p>
          </table:table-cell>
          <table:table-cell office:value-type="string" calcext:value-type="string">
            <text:p>EQBK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string" calcext:value-type="string">
            <text:p>COMMERZBANK Aktiengesellschaft, pobočka Praha</text:p>
          </table:table-cell>
          <table:table-cell office:value-type="string" calcext:value-type="string">
            <text:p>COBACZPX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string" calcext:value-type="string">
            <text:p>mBank S.A., organizační složka</text:p>
          </table:table-cell>
          <table:table-cell office:value-type="string" calcext:value-type="string">
            <text:p>BREX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string" calcext:value-type="string">
            <text:p>BNP Paribas S.A., pobočka Česká republika</text:p>
          </table:table-cell>
          <table:table-cell office:value-type="string" calcext:value-type="string">
            <text:p>GEBA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string" calcext:value-type="string">
            <text:p>Všeobecná úverová banka a.s., pobočka Praha</text:p>
          </table:table-cell>
          <table:table-cell office:value-type="string" calcext:value-type="string">
            <text:p>SUBA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string" calcext:value-type="string">
            <text:p>Sberbank CZ, a.s.</text:p>
          </table:table-cell>
          <table:table-cell office:value-type="string" calcext:value-type="string">
            <text:p>VBOECZ2X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string" calcext:value-type="string">
            <text:p>Deutsche Bank Aktiengesellschaft Filiale Prag, organizační složka</text:p>
          </table:table-cell>
          <table:table-cell office:value-type="string" calcext:value-type="string">
            <text:p>DEUTCZPX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string" calcext:value-type="string">
            <text:p>Waldviertler Sparkasse Bank AG</text:p>
          </table:table-cell>
          <table:table-cell office:value-type="string" calcext:value-type="string">
            <text:p>SPWTCZ2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string" calcext:value-type="string">
            <text:p>Raiffeisen stavební spořitelna a.s.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string" calcext:value-type="string">
            <text:p>Českomoravská stavební spořitelna, a.s.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string" calcext:value-type="string">
            <text:p>MONETA Stavební Spořitelna, a.s.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string" calcext:value-type="string">
            <text:p>Wüstenrot hypoteční banka a.s.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string" calcext:value-type="string">
            <text:p>Modrá pyramida stavební spořitelna, a.s.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string" calcext:value-type="string">
            <text:p>Volksbank Raiffeisenbank Nordoberpfalz eG pobočka Cheb</text:p>
          </table:table-cell>
          <table:table-cell office:value-type="string" calcext:value-type="string">
            <text:p>GENOCZ2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string" calcext:value-type="string">
            <text:p>Oberbank AG pobočka Česká republika</text:p>
          </table:table-cell>
          <table:table-cell office:value-type="string" calcext:value-type="string">
            <text:p>OBKLCZ2X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string" calcext:value-type="string">
            <text:p>Stavební spořitelna České spořitelny, a.s.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090" calcext:value-type="float">
            <text:p>8090</text:p>
          </table:table-cell>
          <table:table-cell office:value-type="string" calcext:value-type="string">
            <text:p>Česká exportní banka, a.s.</text:p>
          </table:table-cell>
          <table:table-cell office:value-type="string" calcext:value-type="string">
            <text:p>CZEE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string" calcext:value-type="string">
            <text:p>HSBC France - pobočka Praha</text:p>
          </table:table-cell>
          <table:table-cell office:value-type="string" calcext:value-type="string">
            <text:p>MIDL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string" calcext:value-type="string">
            <text:p>Sparkasse Oberlausitz-Niederschlesien</text:p>
          </table:table-cell>
          <table:table-cell/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198" calcext:value-type="float">
            <text:p>8198</text:p>
          </table:table-cell>
          <table:table-cell office:value-type="string" calcext:value-type="string">
            <text:p>FAS finance company s.r.o.</text:p>
          </table:table-cell>
          <table:table-cell office:value-type="string" calcext:value-type="string">
            <text:p>FFCSCZP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199" calcext:value-type="float">
            <text:p>8199</text:p>
          </table:table-cell>
          <table:table-cell office:value-type="string" calcext:value-type="string">
            <text:p>MoneyPolo Europe s.r.o.</text:p>
          </table:table-cell>
          <table:table-cell office:value-type="string" calcext:value-type="string">
            <text:p>MOUSCZP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string" calcext:value-type="string">
            <text:p>PRIVAT BANK der Raiffeisenlandesbank Oberösterreich Aktiengesellschaft, pobočka Česká republika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215" calcext:value-type="float">
            <text:p>8215</text:p>
          </table:table-cell>
          <table:table-cell office:value-type="string" calcext:value-type="string">
            <text:p>ALTERNATIVE PAYMENT SOLUTIONS, s.r.o.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string" calcext:value-type="string">
            <text:p>Payment execution s.r.o.</text:p>
          </table:table-cell>
          <table:table-cell office:value-type="string" calcext:value-type="string">
            <text:p>PAERCZP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225" calcext:value-type="float">
            <text:p>8225</text:p>
          </table:table-cell>
          <table:table-cell office:value-type="string" calcext:value-type="string">
            <text:p>ORANGETRUST s.r.o.</text:p>
          </table:table-cell>
          <table:table-cell office:value-type="string" calcext:value-type="string">
            <text:p>ORRRCZP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string" calcext:value-type="string">
            <text:p>EEPAYS s.r.o.</text:p>
          </table:table-cell>
          <table:table-cell office:value-type="string" calcext:value-type="string">
            <text:p>EEPSCZP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string" calcext:value-type="string">
            <text:p>Družstevní záložna Kredit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string" calcext:value-type="string">
            <text:p>Bank of China (CEE) Ltd. Prague Branch</text:p>
          </table:table-cell>
          <table:table-cell office:value-type="string" calcext:value-type="string">
            <text:p>BKCH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255" calcext:value-type="float">
            <text:p>8255</text:p>
          </table:table-cell>
          <table:table-cell office:value-type="string" calcext:value-type="string">
            <text:p>Bank of Communications Co., Ltd., Prague Branch odštěpný závod</text:p>
          </table:table-cell>
          <table:table-cell office:value-type="string" calcext:value-type="string">
            <text:p>COMM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string" calcext:value-type="string">
            <text:p>PAYMASTER a.s.</text:p>
          </table:table-cell>
          <table:table-cell office:value-type="string" calcext:value-type="string">
            <text:p>PYYMCZP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265" calcext:value-type="float">
            <text:p>8265</text:p>
          </table:table-cell>
          <table:table-cell office:value-type="string" calcext:value-type="string">
            <text:p>Industrial and Commercial Bank of China Limited, Prague Branch, odštěpný závod</text:p>
          </table:table-cell>
          <table:table-cell office:value-type="string" calcext:value-type="string">
            <text:p>ICBKCZP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270" calcext:value-type="float">
            <text:p>8270</text:p>
          </table:table-cell>
          <table:table-cell office:value-type="string" calcext:value-type="string">
            <text:p>Fairplay Pay s.r.o.</text:p>
          </table:table-cell>
          <table:table-cell office:value-type="string" calcext:value-type="string">
            <text:p>FAPOCZP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272" calcext:value-type="float">
            <text:p>8272</text:p>
          </table:table-cell>
          <table:table-cell office:value-type="string" calcext:value-type="string">
            <text:p>VIVA PAYMENT SERVICES S.A. odštěpný závod</text:p>
          </table:table-cell>
          <table:table-cell office:value-type="string" calcext:value-type="string">
            <text:p>VPAYCZP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280" calcext:value-type="float">
            <text:p>8280</text:p>
          </table:table-cell>
          <table:table-cell office:value-type="string" calcext:value-type="string">
            <text:p>B-Efekt a.s.</text:p>
          </table:table-cell>
          <table:table-cell office:value-type="string" calcext:value-type="string">
            <text:p>BEFKCZP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283" calcext:value-type="float">
            <text:p>8283</text:p>
          </table:table-cell>
          <table:table-cell office:value-type="string" calcext:value-type="string">
            <text:p>Qpay s.r.o.</text:p>
          </table:table-cell>
          <table:table-cell office:value-type="string" calcext:value-type="string">
            <text:p>QPSRCZPP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291" calcext:value-type="float">
            <text:p>8291</text:p>
          </table:table-cell>
          <table:table-cell office:value-type="string" calcext:value-type="string">
            <text:p>Business Credit s.r.o.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292" calcext:value-type="float">
            <text:p>8292</text:p>
          </table:table-cell>
          <table:table-cell office:value-type="string" calcext:value-type="string">
            <text:p>Money Change s.r.o.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string" calcext:value-type="string">
            <text:p>Mercurius partners s.r.o.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294" calcext:value-type="float">
            <text:p>8294</text:p>
          </table:table-cell>
          <table:table-cell office:value-type="string" calcext:value-type="string">
            <text:p>GrisPayUnion s.r.o.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296" calcext:value-type="float">
            <text:p>8296</text:p>
          </table:table-cell>
          <table:table-cell office:value-type="string" calcext:value-type="string">
            <text:p>PaySysEU s.r.o.</text:p>
          </table:table-cell>
          <table:table-cell/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4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document-statistic meta:table-count="1" meta:cell-count="256" meta:object-count="0"/>
  </office:meta>
</office:document-meta>
</file>